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0c525" officeooo:paragraph-rsid="0000c525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rsid="00021f3c" officeooo:paragraph-rsid="00021f3c" style:font-size-asian="15.75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02a2c4" officeooo:paragraph-rsid="0002a2c4" style:font-size-asian="15.75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02be20" officeooo:paragraph-rsid="0002be20" style:font-size-asian="15.75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03c4b1" officeooo:paragraph-rsid="0003c4b1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officeooo:paragraph-rsid="0000c525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8pt" officeooo:paragraph-rsid="0000c525" style:font-size-asian="18pt" style:font-size-complex="18pt"/>
    </style:style>
    <style:style style:name="P8" style:family="paragraph" style:parent-style-name="Standard">
      <style:text-properties fo:font-size="18pt" fo:font-weight="normal" officeooo:rsid="0000c525" officeooo:paragraph-rsid="0000c525" style:font-size-asian="15.75pt" style:font-weight-asian="normal" style:font-size-complex="18pt" style:font-weight-complex="normal"/>
    </style:style>
    <style:style style:name="P9" style:family="paragraph" style:parent-style-name="Standard">
      <style:text-properties fo:font-size="18pt" fo:font-weight="normal" officeooo:rsid="0000c525" officeooo:paragraph-rsid="00047215" style:font-size-asian="15.75pt" style:font-weight-asian="normal" style:font-size-complex="18pt" style:font-weight-complex="normal"/>
    </style:style>
    <style:style style:name="P10" style:family="paragraph" style:parent-style-name="Standard">
      <style:text-properties fo:font-size="18pt" fo:font-weight="normal" officeooo:rsid="00027a47" officeooo:paragraph-rsid="00027a47" style:font-size-asian="15.75pt" style:font-weight-asian="normal" style:font-size-complex="18pt" style:font-weight-complex="normal"/>
    </style:style>
    <style:style style:name="P11" style:family="paragraph" style:parent-style-name="Standard">
      <style:text-properties fo:font-size="18pt" fo:font-weight="normal" officeooo:rsid="0002a2c4" officeooo:paragraph-rsid="0002a2c4" style:font-size-asian="15.75pt" style:font-weight-asian="normal" style:font-size-complex="18pt" style:font-weight-complex="normal"/>
    </style:style>
    <style:style style:name="P12" style:family="paragraph" style:parent-style-name="Standard">
      <style:text-properties fo:font-size="18pt" fo:font-weight="normal" officeooo:rsid="0002be20" officeooo:paragraph-rsid="0002be20" style:font-size-asian="15.75pt" style:font-weight-asian="normal" style:font-size-complex="18pt" style:font-weight-complex="normal"/>
    </style:style>
    <style:style style:name="P13" style:family="paragraph" style:parent-style-name="Standard">
      <style:paragraph-properties fo:text-align="center" style:justify-single-word="false"/>
      <style:text-properties officeooo:paragraph-rsid="0000c525"/>
    </style:style>
    <style:style style:name="P14" style:family="paragraph" style:parent-style-name="Standard">
      <style:text-properties fo:font-size="18pt" fo:font-weight="normal" officeooo:rsid="0003c4b1" officeooo:paragraph-rsid="0003c4b1" style:font-size-asian="15.75pt" style:font-weight-asian="normal" style:font-size-complex="18pt" style:font-weight-complex="normal"/>
    </style:style>
    <style:style style:name="P15" style:family="paragraph" style:parent-style-name="Standard">
      <style:text-properties fo:font-size="18pt" fo:font-weight="bold" officeooo:rsid="00058ae2" officeooo:paragraph-rsid="00058ae2" style:font-size-asian="15.75pt" style:font-weight-asian="bold" style:font-size-complex="18pt" style:font-weight-complex="bold"/>
    </style:style>
    <style:style style:name="P16" style:family="paragraph" style:parent-style-name="Standard">
      <style:text-properties fo:font-size="18pt" fo:font-weight="bold" officeooo:rsid="0003c4b1" officeooo:paragraph-rsid="0003c4b1" style:font-size-asian="15.75pt" style:font-weight-asian="bold" style:font-size-complex="18pt" style:font-weight-complex="bold"/>
    </style:style>
    <style:style style:name="T1" style:family="text">
      <style:text-properties fo:font-size="18pt" officeooo:rsid="0000c525" style:font-size-asian="15.75pt" style:font-size-complex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27a47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Documentazione </text:span><text:span text:style-name="T2">Java-Lesson-inheritance</text:span></text:p>
      <text:p text:style-name="P6"/>
      <text:p text:style-name="P7"/>
      <text:p text:style-name="P1">JoptionPane:<text:span text:style-name="T3">Serve per utilizzare alcune interfacce grafiche.</text:span></text:p>
      <text:p text:style-name="P8"/>
      <text:p text:style-name="P1">Do While<text:span text:style-name="T3">: è un ciclo che è attivo e cicla finchè la condizione nel while non viene rispettata,una volta rispettata smetterà di ciclare.</text:span></text:p>
      <text:p text:style-name="P8"/>
      <text:p text:style-name="P1">If:<text:span text:style-name="T3">è una condizione ad esempio if(A&gt;B) in caso la condizone venisse rispettata si attiverà l’algoritmo scritto all’interno dell’if.</text:span></text:p>
      <text:p text:style-name="P8"/>
      <text:p text:style-name="P1">Oggetti:<text:span text:style-name="T3">Gli oggetti di una classe vengono creati richiamando <text:s/>la classe dell’oggetto .</text:span></text:p>
      <text:p text:style-name="P8">Un esempio,io per poter creare un conto esteso facente parte della classe ContoEsteso lo dichiaro così.</text:p>
      <text:p text:style-name="P9">ContoEsteso c1 </text:p>
      <text:p text:style-name="P9">= new ContoEsteso("ff", 3000,1000); </text:p>
      <text:p text:style-name="P8"/>
      <text:p text:style-name="P2">Ereditarietà:<text:span text:style-name="T4">L’ereditarietà mi è stata utile nell’esercizio perchè <text:s/>se non avessi esteso la classe contoEsteso con la classe ContoBancario,avrei dovuto ricreare le variabili .</text:span></text:p>
      <text:p text:style-name="P10">Facendo così ho dovuto solamente fare un override del metodo Preleva e dichiarare una sola varibile nuova.</text:p>
      <text:p text:style-name="P10"/>
      <text:p text:style-name="P3">Richiamo dei metodi:<text:span text:style-name="T3"> Per richiamare un metodo basta richiamare l’oggetto che si è creato.</text:span></text:p>
      <text:p text:style-name="P11">Ad esempio io per poter utilizzare il metodo Preleva ho dovuto fare c1(che è l’oggetto).Preleva(che è il metodo).</text:p>
      <text:p text:style-name="P11"/>
      <text:p text:style-name="P4">This:<text:span text:style-name="T3">Serve per <text:s/>richiamare il nome di un oggetto ,senza dover mettere il nome proprio dell’oggetto.</text:span></text:p>
      <text:p text:style-name="P12"/>
      <text:p text:style-name="P5"><text:soft-page-break/>Variabile di metodo:<text:span text:style-name="T3">è una variabile solo del metodo creato e consente a ogni metodo di darle il proprio valore.</text:span></text:p>
      <text:p text:style-name="P5"><text:span text:style-name="T3"/></text:p>
      <text:p text:style-name="P14"><text:span text:style-name="T5">Variabile di classe:</text:span>è una variabile comune a tutta la classe.</text:p>
      <text:p text:style-name="P14"/>
      <text:p text:style-name="P15">Super: <text:span text:style-name="T3">Viene utilizzato per riferirsi agli elementi della superclasse.</text:span></text:p>
      <text:p text:style-name="P15"/>
      <text:p text:style-name="P4"/>
      <text:p text:style-name="P12"/>
      <text:p text:style-name="P12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19-12-13T13:07:19.021000000</dc:date>
    <meta:editing-duration>PT23M26S</meta:editing-duration>
    <meta:editing-cycles>6</meta:editing-cycles>
    <meta:document-statistic meta:table-count="0" meta:image-count="0" meta:object-count="0" meta:page-count="2" meta:paragraph-count="16" meta:word-count="208" meta:character-count="1428" meta:non-whitespace-character-count="1231"/>
  </office:meta>
</office:document-meta>
</file>